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cm" fo:min-width="2.561cm"/>
    </style:style>
    <style:style style:name="gr2" style:family="graphic" style:parent-style-name="standard">
      <style:graphic-properties draw:fill="solid" draw:fill-color="#ffcc00" draw:textarea-horizontal-align="justify" draw:textarea-vertical-align="middle" draw:auto-grow-height="false" fo:min-height="0.751cm" fo:min-width="0.276cm"/>
    </style:style>
    <style:style style:name="gr3" style:family="graphic" style:parent-style-name="standard" style:list-style-name="L1">
      <style:graphic-properties draw:fill="solid" draw:fill-color="#ffcc00" draw:textarea-horizontal-align="justify" draw:textarea-vertical-align="middle" draw:auto-grow-height="false" fo:min-height="0.751cm" fo:min-width="0.276cm"/>
    </style:style>
    <style:style style:name="gr4" style:family="graphic" style:parent-style-name="standard" style:list-style-name="L1">
      <style:graphic-properties draw:fill="solid" draw:fill-color="#ffcc00" draw:textarea-horizontal-align="justify" draw:textarea-vertical-align="middle" draw:auto-grow-height="false" fo:min-height="0.751cm" fo:min-width="0.276cm"/>
    </style:style>
    <style:style style:name="gr5" style:family="graphic" style:parent-style-name="standard" style:list-style-name="L1">
      <style:graphic-properties draw:fill="solid" draw:fill-color="#ffcc00" draw:textarea-horizontal-align="justify" draw:textarea-vertical-align="middle" draw:auto-grow-height="false" fo:min-height="0.751cm" fo:min-width="0.276cm"/>
    </style:style>
    <style:style style:name="gr6" style:family="graphic" style:parent-style-name="objectwithoutfill">
      <style:graphic-properties svg:stroke-width="0.075cm" svg:stroke-color="#336699" draw:marker-start-width="0.425cm" draw:marker-end="Arrow" draw:marker-end-width="0.263cm" draw:fill="none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1">
      <style:graphic-properties draw:fill="solid" draw:fill-color="#ffcc00" draw:textarea-horizontal-align="justify" draw:textarea-vertical-align="middle" draw:auto-grow-height="false" fo:min-height="0.751cm" fo:min-width="0.276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1.182cm" fo:min-width="0cm"/>
    </style:style>
    <style:style style:name="P1" style:family="paragraph">
      <style:paragraph-properties fo:text-align="center"/>
      <style:text-properties style:font-name="Calibri" fo:font-size="14pt" style:font-size-asian="18pt" style:font-size-complex="18pt"/>
    </style:style>
    <style:style style:name="P2" style:family="paragraph">
      <style:paragraph-properties fo:text-align="center"/>
      <style:text-properties style:font-name="Calibri" fo:font-size="10pt" style:font-size-asian="18pt" style:font-size-complex="18pt"/>
    </style:style>
    <style:style style:name="P3" style:family="paragraph">
      <loext:graphic-properties draw:fill="solid" draw:fill-color="#ffcc00"/>
      <style:paragraph-properties fo:text-align="center"/>
      <style:text-properties style:font-name="Calibri" fo:font-size="10pt" style:font-size-asian="18pt" style:font-size-complex="18pt"/>
    </style:style>
    <style:style style:name="P4" style:family="paragraph">
      <style:paragraph-properties fo:text-align="center"/>
      <style:text-properties style:font-name="Calibri" fo:font-size="14pt" style:letter-kerning="true" style:font-name-asian="Source Han Sans CN Regular" style:font-size-asian="18pt" style:font-name-complex="Lohit Devanagari" style:font-size-complex="18pt"/>
    </style:style>
    <style:style style:name="P5" style:family="paragraph">
      <style:paragraph-properties fo:text-align="center"/>
      <style:text-properties style:font-name="Calibri" fo:font-size="10pt" style:letter-kerning="true" style:font-name-asian="Source Han Sans CN Regular" style:font-size-asian="18pt" style:font-name-complex="Lohit Devanagari" style:font-size-complex="18pt"/>
    </style:style>
    <style:style style:name="P6" style:family="paragraph">
      <loext:graphic-properties draw:fill="solid" draw:fill-color="#ffcc00"/>
      <style:paragraph-properties fo:text-align="center"/>
      <style:text-properties style:font-name="Calibri" fo:font-size="10pt" style:letter-kerning="true" style:font-name-asian="Source Han Sans CN Regular" style:font-size-asian="18pt" style:font-name-complex="Lohit Devanagari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Calibri" fo:font-size="14pt" style:font-size-asian="18pt" style:font-size-complex="18pt"/>
    </style:style>
    <style:style style:name="P9" style:family="paragraph">
      <loext:graphic-properties draw:fill="none" draw:fill-color="#ffffff"/>
      <style:text-properties style:font-name="Calibri" fo:font-size="14pt" style:font-size-asian="18pt" style:font-size-complex="18pt"/>
    </style:style>
    <style:style style:name="P10" style:family="paragraph">
      <style:text-properties style:font-name="Calibri" fo:font-size="14pt" style:letter-kerning="true" style:font-name-asian="Source Han Sans CN Regular" style:font-size-asian="18pt" style:font-name-complex="Lohit Devanagari" style:font-size-complex="18pt"/>
    </style:style>
    <style:style style:name="P11" style:family="paragraph">
      <loext:graphic-properties draw:fill="none" draw:fill-color="#ffffff"/>
      <style:text-properties style:font-name="Calibri" fo:font-size="14pt" style:letter-kerning="true" style:font-name-asian="Source Han Sans CN Regular" style:font-size-asian="18pt" style:font-name-complex="Lohit Devanagari" style:font-size-complex="18pt"/>
    </style:style>
    <style:style style:name="T1" style:family="text">
      <style:text-properties style:font-name="Calibri" fo:font-size="14pt" style:font-size-asian="18pt" style:font-size-complex="18pt"/>
    </style:style>
    <style:style style:name="T2" style:family="text">
      <style:text-properties style:font-name="Calibri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393cm" svg:height="1.5cm" svg:x="1.173cm" svg:y="4.705cm">
          <text:p text:style-name="P1"><text:span text:style-name="T1">Creati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layer="layout" svg:width="1.3cm" svg:height="1cm" svg:x="4.685cm" svg:y="4.705cm">
          <text:p text:style-name="P2"><text:span text:style-name="T2">Status</text:span></text:p>
          <text:p text:style-name="P2"><text:span text:style-name="T2">N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1" draw:text-style-name="P1" xml:id="id2" draw:id="id2" draw:layer="layout" svg:width="3.393cm" svg:height="1.5cm" svg:x="7.873cm" svg:y="4.705cm">
          <text:p text:style-name="P4">Operations</text:p>
          <text:p text:style-name="P4">gener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layer="layout" svg:width="1.3cm" svg:height="1cm" svg:x="11.392cm" svg:y="4.705cm">
          <text:p text:style-name="P5">Status</text:p>
          <text:p text:style-name="P5">O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1" draw:text-style-name="P1" draw:layer="layout" svg:width="3.393cm" svg:height="1.5cm" svg:x="14.578cm" svg:y="7.756cm">
          <text:p text:style-name="P4">User</text:p>
          <text:p text:style-name="P4">valid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6" draw:layer="layout" svg:width="1.3cm" svg:height="1cm" svg:x="18.097cm" svg:y="7.756cm">
          <text:p text:style-name="P5">Status</text:p>
          <text:p text:style-name="P5">U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1" draw:text-style-name="P1" xml:id="id1" draw:id="id1" draw:layer="layout" svg:width="3.393cm" svg:height="1.5cm" svg:x="14.578cm" svg:y="10.257cm">
          <text:p text:style-name="P4">Period</text:p>
          <text:p text:style-name="P4">clos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draw:layer="layout" svg:width="1.3cm" svg:height="1cm" svg:x="18.097cm" svg:y="10.257cm">
          <text:p text:style-name="P5">Status</text:p>
          <text:p text:style-name="P5">C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6" draw:text-style-name="P7" draw:layer="layout" draw:line-skew="-5.69cm" svg:x1="3.097cm" svg:y1="6.435cm" svg:x2="14.507cm" svg:y2="8.855cm" svg:d="M3097 6435h15v2420h11395" svg:viewBox="0 0 11411 2421">
          <text:p/>
        </draw:connector>
        <draw:connector draw:style-name="gr6" draw:text-style-name="P7" draw:layer="layout" draw:line-skew="-5.602cm" svg:x1="2.87cm" svg:y1="6.27cm" svg:x2="14.578cm" svg:y2="11.007cm" draw:end-shape="id1" draw:end-glue-point="5" svg:d="M2870 6270h1v4737h11707" svg:viewBox="0 0 11709 4738">
          <text:p/>
        </draw:connector>
        <draw:connector draw:style-name="gr6" draw:text-style-name="P7" draw:layer="layout" draw:line-skew="0.938cm" svg:x1="9.57cm" svg:y1="6.205cm" svg:x2="14.266cm" svg:y2="8.584cm" draw:start-shape="id2" draw:start-glue-point="6" svg:d="M9570 6205v2379h4696" svg:viewBox="0 0 4697 2380">
          <text:p/>
        </draw:connector>
        <draw:connector draw:style-name="gr6" draw:text-style-name="P7" draw:layer="layout" draw:line-skew="-1.904cm" svg:x1="9.57cm" svg:y1="4.705cm" svg:x2="2.869cm" svg:y2="4.705cm" draw:start-shape="id2" draw:start-glue-point="4" draw:end-shape="id3" svg:d="M9570 4705v-2405h-6701v2405" svg:viewBox="0 0 6702 2406">
          <text:p/>
        </draw:connector>
        <draw:custom-shape draw:style-name="gr1" draw:text-style-name="P1" draw:layer="layout" svg:width="3.393cm" svg:height="1.5cm" svg:x="17.634cm" svg:y="1cm">
          <text:p text:style-name="P4">Cre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7" draw:text-style-name="P9" draw:layer="layout" svg:width="3.106cm" svg:height="0.742cm" svg:x="21.303cm" svg:y="1.368cm">
          <draw:text-box>
            <text:p text:style-name="P8">A user action</text:p>
          </draw:text-box>
        </draw:frame>
        <draw:custom-shape draw:style-name="gr8" draw:text-style-name="P6" draw:layer="layout" svg:width="1.3cm" svg:height="1cm" svg:x="18.591cm" svg:y="2.617cm">
          <text:p text:style-name="P5">Status</text:p>
          <text:p text:style-name="P5">N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frame draw:style-name="gr9" draw:text-style-name="P11" draw:layer="layout" svg:width="7.397cm" svg:height="1.432cm" svg:x="21.303cm" svg:y="2.468cm">
          <draw:text-box>
            <text:p text:style-name="P10">The status held by the VAT record after the user action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17:49:41.922295127</meta:creation-date>
    <dc:date>2017-11-17T18:14:03.474414530</dc:date>
    <meta:editing-duration>PT11M34S</meta:editing-duration>
    <meta:editing-cycles>2</meta:editing-cycles>
    <meta:generator>LibreOffice/5.3.7.2.0$Linux_X86_64 LibreOffice_project/30$Build-2</meta:generator>
    <meta:document-statistic meta:object-count="16"/>
  </office:meta>
</office:document-meta>
</file>